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56]=[.D56];1;0)" office:value-type="float" office:value="0" calcext:value-type="float">
            <text:p>0</text:p>
          </table:table-cell>
          <table:table-cell/>
          <table:table-cell table:formula="of:=[.E56]-[.H56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IF([.F61]=[.D61];1;0)" office:value-type="float" office:value="0" calcext:value-type="float">
            <text:p>0</text:p>
          </table:table-cell>
          <table:table-cell/>
          <table:table-cell table:formula="of:=[.E61]-[.H61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table table:name="2024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2]-[.H2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3]-[.H3]" office:value-type="float" office:value="24" calcext:value-type="float">
            <text:p>24</text:p>
          </table:table-cell>
          <table:table-cell/>
          <table:table-cell office:value-type="string" calcext:value-type="string">
            <text:p>Ongoing Tips</text:p>
          </table:table-cell>
          <table:table-cell table:formula="of:=SUM([.G1:.G21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]-[.H4]" office:value-type="float" office:value="-5" calcext:value-type="float">
            <text:p>-5</text:p>
          </table:table-cell>
          <table:table-cell/>
          <table:table-cell office:value-type="string" calcext:value-type="string">
            <text:p>ongoing margin error</text:p>
          </table:table-cell>
          <table:table-cell table:formula="of:=SQRT(SUMSQ([.I2:.I217])/COUNTA([.I2:.I217]))" office:value-type="float" office:value="16.1477552619551" calcext:value-type="float">
            <text:p>16.1477552619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5]-[.H5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09:17:42.345275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4-03-14T16:11:53.478825323</dc:date>
    <dc:creator>Mitchell Gill</dc:creator>
    <meta:editing-duration>P17DT1H17M39S</meta:editing-duration>
    <meta:editing-cycles>29</meta:editing-cycles>
    <meta:generator>LibreOffice/6.4.7.2$Linux_X86_64 LibreOffice_project/40$Build-2</meta:generator>
    <meta:document-statistic meta:table-count="2" meta:cell-count="1006" meta:object-count="0"/>
  </office:meta>
</office:document-meta>
</file>